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
  <manifest:file-entry manifest:media-type="image/png" manifest:full-path="Pictures/1"/>
  <manifest:file-entry manifest:media-type="image/jpeg" manifest:full-path="Pictures/2"/>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16pt" fo:language="ru" fo:country="RU" fo:font-weight="normal"/>
    </style:style>
    <style:style style:family="text" style:name="T2" style:display-name="T2">
      <style:text-properties style:font-name="Times New Roman" fo:font-size="12pt" fo:language="ru" fo:country="RU" fo:font-weight="normal"/>
    </style:style>
    <style:style style:family="text" style:name="T3" style:display-name="T3">
      <style:text-properties style:font-name="Times New Roman" fo:font-size="12pt" fo:language="ru" fo:country="RU" fo:font-weight="bold"/>
    </style:style>
    <style:style style:family="text" style:name="T4" style:display-name="T4">
      <style:text-properties fo:color="#000000" style:font-name="Times New Roman" fo:font-size="12pt" fo:language="ru" fo:country="RU" fo:font-weight="bold"/>
    </style:style>
    <style:style style:family="text" style:name="T5" style:display-name="T5">
      <style:text-properties fo:color="#000000" style:font-name="Times New Roman" fo:font-size="12pt" fo:language="ru" fo:country="RU" fo:font-weight="normal"/>
    </style:style>
    <style:style style:family="text" style:name="T6" style:display-name="T6">
      <style:text-properties fo:color="#000000" style:font-name="Times New Roman" fo:font-size="12pt" fo:language="ru" fo:country="RU" fo:font-style="italic" fo:font-weight="normal"/>
    </style:style>
    <style:style style:family="text" style:name="T7" style:display-name="T7">
      <style:text-properties fo:color="#000000" style:font-name="Times New Roman" fo:font-size="14pt" fo:language="ru" fo:country="RU" fo:font-weight="normal"/>
    </style:style>
    <style:style style:family="text" style:name="T8" style:display-name="T8">
      <style:text-properties fo:font-weight="bold"/>
    </style:style>
    <style:style style:family="paragraph" style:name="P5" style:display-name="P5" style:parent-style-name="Normal">
      <style:paragraph-properties fo:text-indent="1.50cm"/>
    </style:style>
    <style:style style:family="paragraph" style:name="P6" style:display-name="P6" style:parent-style-name="Normal">
      <style:paragraph-properties fo:text-align="left" fo:text-indent="0.5903in" fo:line-height="100%" fo:margin-left="0.0000in" fo:margin-right="0.0000in" fo:margin-top="0.0000in" fo:margin-bottom="0.0000in" style:writing-mode="lr"/>
    </style:style>
    <style:style style:family="paragraph" style:name="P7" style:display-name="P7" style:parent-style-name="Normal">
      <style:paragraph-properties fo:text-align="center" fo:text-indent="1.50cm"/>
    </style:style>
    <style:style style:family="paragraph" style:name="P8" style:display-name="P8" style:parent-style-name="Normal">
      <style:paragraph-properties fo:text-align="left" fo:text-indent="1.50cm" style:writing-mode="lr"/>
    </style:style>
    <style:style style:family="paragraph" style:name="P9" style:display-name="P9" style:parent-style-name="Normal">
      <style:paragraph-properties fo:text-align="center" fo:text-indent="1.50cm" style:writing-mode="lr"/>
    </style:style>
    <style:style style:family="paragraph" style:name="P10" style:display-name="P10" style:parent-style-name="Normal">
      <style:paragraph-properties fo:text-indent="1.50cm"/>
      <style:text-properties fo:color="#000000" style:font-name="Times New Roman" fo:font-size="12pt" fo:language="ru" fo:country="RU" fo:font-weight="normal"/>
    </style:style>
    <style:style style:family="paragraph" style:name="P1" style:display-name="P1" style:parent-style-name="Normal">
      <style:paragraph-properties fo:text-align="center"/>
    </style:style>
    <style:style style:family="paragraph" style:name="P2" style:display-name="P2" style:parent-style-name="Normal">
      <style:paragraph-properties fo:text-align="left" fo:text-indent="0.0000in" fo:line-height="100%" fo:margin-left="0.0000in" fo:margin-right="0.0000in" fo:margin-top="0.0000in" fo:margin-bottom="0.0000in" style:writing-mode="lr"/>
    </style:style>
    <style:style style:family="paragraph" style:name="P3" style:display-name="P3" style:parent-style-name="Normal">
      <style:paragraph-properties fo:text-align="left" fo:text-indent="0.0000in" fo:line-height="100%" fo:margin-left="0.0000in" fo:margin-right="0.0000in" fo:margin-top="0.0000in" fo:margin-bottom="0.0000in" style:writing-mode="lr"/>
      <style:text-properties fo:color="#000000" style:font-name="Times New Roman" fo:font-size="12pt" fo:font-weight="normal"/>
    </style:style>
    <style:style style:family="paragraph" style:name="P4" style:display-name="P4" style:parent-style-name="Normal">
      <style:paragraph-properties fo:text-align="left"/>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Введение</text:span></text:p>
        <text:p text:style-name="P2"><text:span text:style-name="T2"><text:tab/>Распознование позы человека - процесс определения параметров тела (позы) человека на изображении.</text:span></text:p>
        <text:p text:style-name="P2"><text:span text:style-name="T3">Этот раздел еще не написан, но в него будет входить следующее:</text:span></text:p>
        <text:p text:style-name="P2"><text:span text:style-name="T3">1) Оопределение (что понимается под pose estimation).</text:span></text:p>
        <text:p text:style-name="P3"><text:span text:style-name="T3">2) Возможные варианты применения (использования): </text:span><text:span text:style-name="T4">surveillance</text:span><text:span text:style-name="T3">, </text:span><text:span text:style-name="T4">control</text:span><text:span text:style-name="T3">, </text:span><text:span text:style-name="T4">analysis</text:span><text:span text:style-name="T3"> =&gt; актуальность.</text:span></text:p>
        <text:p text:style-name="P2"><text:span text:style-name="T3">3)Основные (общие) проблемы в данной области, если получится выделить что-то по истине общее.</text:span></text:p>
        <text:p text:style-name="P4"><text:tab/>Основными проблемами в данной области являются:</text:p>
        <text:p text:style-name="P4">1. многообразие внешностей (англ. variability of human visual appearance);</text:p>
        <text:p text:style-name="P4">2. многообразие условий освещения (англ. variability in lighting conditions);</text:p>
        <text:p text:style-name="P4">3. многообразие телосложений (англ. variability of human physique);</text:p>
        <text:p text:style-name="P4">4. частичные перекрытия, вызванные артикуляцией и наслоением объектов сцены (англ. partial occlusions due to self articulation and layering of objects in the scene);</text:p>
        <text:p text:style-name="P4">5. сложность структуры скелета человека (англ. complexity of human skeletal structure);</text:p>
        <text:p text:style-name="P4">6. большое число неизвестных (большая размерность) (англ. high dimensionality of the pose);</text:p>
        <text:p text:style-name="P4">7. невозможность полностью восстановить всю 3d информацию из результатов наблюдений (2d проекции на плоскость изображения) (англ. the loss of 3d information that results from observing the pose from 2d planar image projections);</text:p>
        <text:p text:style-name="P4">8. нет единого стандарта для представления выходных моделей, разные методы работают с разными моделями;</text:p>
        <text:p text:style-name="P4">9. малое количество статей, сравнивающих разные подходы к решению данной задачи;</text:p>
        <text:p text:style-name="P4">10. неопределенность глубины изображения (без использования специализированных камер, позволяющих определять расстояние до обозреваемых объектов);</text:p>
        <text:p text:style-name="P4">11. расплывчатость движений (англ. motion blur).</text:p>
        <text:p text:style-name="P4"/>
        <text:p text:style-name="P4"/>
        <text:p text:style-name="P4"/>
        <text:p text:style-name="P1"><text:span text:style-name="T1">Анализ движений человека</text:span></text:p>
        <text:p text:style-name="P5"><text:span text:style-name="T5">Система, занимающиеся анализом движений, обычно состоят из подсистем получения (англ. sensing) и обработки (англ. processing) данных.[1] Получение данных может быть при этом как активным, так и пассивным. В первом случае на отслеживаемый объект и вокруг него устанавливаются специальные устройства, позволяющие посылать и принимать сигналы. Такие устройства являются часто достаточно дорогостоящими, и область их использования является, как правило, обычно достаточно узко направленной. Устройства, основанные на пассивном получении данных, используют естественные источники сигналов, например, видимый свет и не требуют прикрепления/присоединения к объектам никаких специальных устройств. Исключением могут являться маркеры, прикрепленные к объектам. Они необходимы для упрощения обработки получаемых данных. Однако их использование не всегда удобно или является возможным в силу специфики решаемых задач. Одним из наиболее распространенных устройств, производящих пассивное получение данных, является видео-камера, которая и будет использоваться для получения входных данных в данной работе.</text:span></text:p>
        <text:p text:style-name="P5"><text:span text:style-name="T5">Типичные ограничения, накладываемые системами, могут быть разделены на 2 основные группы:</text:span></text:p>
        <text:p text:style-name="P6"><text:span text:style-name="T5">) Ограничения движения (англ. movement assumptions)</text:span></text:p>
        <text:p text:style-name="P6"><text:span text:style-name="T5">) Ограничения внешнего вида(англ. appearence assumptions)</text:span></text:p>
        <text:p text:style-name="P6"><text:span text:style-name="T5">Примеры ограничений каждого типа представлены в таблице 1.</text:span></text:p>
        <text:p text:style-name="P6"><draw:frame text:anchor-type="as-char" draw:z-index="0" draw:style-name="graphic1" svg:width="4.229167in" svg:height="2.466153in"><draw:image xlink:href="Pictures/0" xlink:type="simple" xlink:show="embed" xlink:actuate="onLoad"/></draw:frame></text:p>
        <text:p text:style-name="P6"/>
        <text:p text:style-name="P6"><text:span text:style-name="T5">Функциональная структура систем, занимающихся анализом движений человека, представлена на рис.1.</text:span></text:p>
        <text:p text:style-name="P7"><draw:frame text:anchor-type="as-char" draw:z-index="0" draw:style-name="graphic1" svg:width="1.31in" svg:height="2.18in"><draw:image xlink:href="Pictures/1" xlink:type="simple" xlink:show="embed" xlink:actuate="onLoad"/></draw:frame></text:p>
        <text:p text:style-name="P7">Рис. 1. Функциональная структура систем анализа движений человека</text:p>
        <text:p text:style-name="P5"><text:span text:style-name="T5">Работа таких систем в общем случае состоит их 4-х связанных меду собой этапов:</text:span></text:p>
        <text:p text:style-name="P5"><text:span text:style-name="T6">1) Инициализация (англ. initialization)</text:span></text:p>
        <text:p text:style-name="P5"><text:span text:style-name="T6">2) Отслеживание (англ. tracking)</text:span></text:p>
        <text:p text:style-name="P5"><text:span text:style-name="T6">3) Определение позы (англ. pose estimation)</text:span></text:p>
        <text:p text:style-name="P5"><text:span text:style-name="T6">4) Распознавание (англ. recognition)</text:span></text:p>
        <text:p text:style-name="P5"><text:span text:style-name="T5">Рассмотрим подробнее каждый из этих этапов.</text:span></text:p>
        <text:p text:style-name="P7"/>
        <text:p text:style-name="P7"><text:span text:style-name="T7">Инициализация</text:span></text:p>
        <text:p text:style-name="P8">Данный этап необходим для того, чтобы система начинала свою работу с правильным/корректным представлением текущей сцены.[2] Как правило, на данном этапе производятся следующие действия:</text:p>
        <text:p text:style-name="P8">1) калибровка камеры, </text:p>
        <text:p text:style-name="P8">2) настройка параметров сцены,</text:p>
        <text:p text:style-name="P8">3) инициализация модели.</text:p>
        <text:p text:style-name="P8">Часто параметры камеры известны заранее. <text:s/>Они могут быть получены с помощью оффлайновой калибровки камеры. Настройки параметров сцены в основном относятся к ограничениям, накладываемым на внешний вид объекта, и используемым методам сегментации. Инициализация модели связана обычно с 2 вещами: инициализация позы объекта и модель (представления) объекта. В большинстве алгоритмов, как правило, для распознавания 3D позы человека используется типовая модель, которая содержит размеры конечностей и форму, приближенные к человеческим. Во время инициализации используются априорные знания о характерных особенностях человека такие, как кинематическая структура, 3D форма, цвет, поза, тип движения. </text:p>
        <text:p text:style-name="P8"><text:span text:style-name="T8">Также можно сюда добавить про то, какую информацию и откуда можно почерпнуть...</text:span></text:p>
        <text:p text:style-name="P8"/>
        <text:p text:style-name="P9"><text:span text:style-name="T7">Отслеживание</text:span></text:p>
        <text:p text:style-name="P5"><text:span text:style-name="T5">На данном этапе выполняется выделение и отслеживание людей на одном или более кадрах. [2] Состоит данный этап обычно из двух процессов:</text:span></text:p>
        <text:p text:style-name="P5"><text:span text:style-name="T5">1. </text:span><text:span text:style-name="T6">Выделение фона и фигур(людей) (</text:span><text:span text:style-name="T5">англ. figure-ground segmentation)</text:span></text:p>
        <text:p text:style-name="P5"><text:span text:style-name="T5">2. </text:span><text:span text:style-name="T6">Временное соотношение</text:span><text:span text:style-name="T5"> (англ. temporal correspondences)</text:span></text:p>
        <text:p text:style-name="P5"><text:span text:style-name="T5">Первый процесс связан с отделением объектов интереса (людей) от остального изображения (заднего фона). А второй - с ассоциированием обнаруженных людей в текущем кадре с теми, которые были на предыдущих кадрах и с определением временных траекторий их движения.</text:span></text:p>
        <text:p text:style-name="P5"><text:span text:style-name="T4">Этот этап также можно рассмотреть подробнее ...</text:span></text:p>
        <text:p text:style-name="P5"/>
        <text:p text:style-name="P7"><text:span text:style-name="T7">Определение позы</text:span></text:p>
        <text:p text:style-name="P5"><text:span text:style-name="T5">Процесс определения (распознавания) позы (англ. pose estimation) человека связан с определением параметров человеческого тела и/или отдельных его частей на заданной сцене. [1] Данный процесс может являться этапом постпроцессной обработки данных в алгоритме отслеживания или может быть непосредственно частью алгоритма отслеживания объектов.</text:span></text:p>
        <text:p text:style-name="P5"><text:span text:style-name="T4">Дописать какую-нибудь воду ...</text:span></text:p>
        <text:p text:style-name="P5"><text:span text:style-name="T5">Существует 2 класса методов определения позы человека:</text:span></text:p>
        <text:p text:style-name="P5"><text:span text:style-name="T5">1) Методы на основе моделей (англ. Model-based methods)</text:span></text:p>
        <text:p text:style-name="P5"><text:span text:style-name="T5">2) Безмодельные методы (англ. Model-free methods)</text:span></text:p>
        <text:p text:style-name="P5"><text:span text:style-name="T5">Рассмотрим подробнее каждый из этих классов методов.</text:span></text:p>
        <text:p text:style-name="P5"/>
        <text:p text:style-name="P7"><text:span text:style-name="T7">Методы на основе моделей</text:span></text:p>
        <text:p text:style-name="P5"><text:span text:style-name="T5">В основе данных методов лежит какая-либо из моделей представления человеческого тела. Обычно различают следующие модели тела человека:</text:span></text:p>
        <text:p text:style-name="P5"><text:span text:style-name="T5">1) Кинематические модели (англ. kinematic models)</text:span></text:p>
        <text:p text:style-name="P5"><text:span text:style-name="T5">2) Модели формы (англ. shape models)</text:span></text:p>
        <text:p text:style-name="P5"><text:span text:style-name="T5">Большинство кинематических моделей описывают человеческое тело в виде кинематического дерева (англ. kinematic tree), состоящего из сегментов (частей), соединенных между собой шарнирами (англ. joint). Каждый шарнир характеризуется числом степеней свободы (англ. <text:s/>number of degrees of freedom), показывающим в скольких направления шарнир может совершать движения. Совокупность всех степеней свободы модели формирует описание положения тела. Пример модели представлен на рис.2. Кинематические модели могут быть описаны как в 2D, так и в 3D. </text:span></text:p>
        <text:p text:style-name="P7"><draw:frame text:anchor-type="as-char" draw:z-index="0" draw:style-name="graphic1" svg:width="3.0028in" svg:height="3.7875in"><draw:image xlink:href="Pictures/2" xlink:type="simple" xlink:show="embed" xlink:actuate="onLoad"/></draw:frame></text:p>
        <text:p text:style-name="P7">Рис. 2. Кинематическая модель части тела человека</text:p>
        <text:p text:style-name="P5"><text:span text:style-name="T5">2D кинематические модели хорошо подходят для анализа движений, параллельных плоскости изображения, и используются для анализа походки (англ. gait analysis). Такие модели имеют меньшее число параметров и накладывают двумерные ограничения на движения фигуры, представляемой нижележащей кинематической 3D моделью. Однако <text:s/>они не могут задавать лимиты углов поворота шарниров и ограничения самопересечений (англ. self-occlusion) объектов, что делает их непригодны для использования в более сложных случаях.</text:span></text:p>
        <text:p text:style-name="P5"><text:span text:style-name="T5">3D модели часто</text:span></text:p>
        <text:p text:style-name="P5"/>
        <text:p text:style-name="P5"/>
        <text:p text:style-name="P5"/>
        <text:p text:style-name="P5"/>
        <text:p text:style-name="P5"><text:span text:style-name="T5">Работа данных методов обычно состоит из двух этапов:</text:span></text:p>
        <text:p text:style-name="P5"><text:span text:style-name="T5">1) Моделирование</text:span></text:p>
        <text:p text:style-name="P5"><text:span text:style-name="T5">2) Оценка</text:span></text:p>
        <text:p text:style-name="P5"/>
        <text:p text:style-name="P5"/>
        <text:p text:style-name="P5"><text:span text:style-name="T5">a) Моделирование</text:span></text:p>
        <text:p text:style-name="P5"><text:span text:style-name="T4">поподробнее ..</text:span></text:p>
        <text:p text:style-name="P5"><text:span text:style-name="T5">б) Оценка</text:span></text:p>
        <text:p text:style-name="P5"><text:span text:style-name="T5">Подходы:</text:span></text:p>
        <text:p text:style-name="P5"><text:span text:style-name="T2">- Оценка сверху-вниз (Top-down estimation)</text:span></text:p>
        <text:p text:style-name="P5"><text:span text:style-name="T2">- Оценка снизу-вверх (Bottom-up estimation)</text:span></text:p>
        <text:p text:style-name="P5"><text:span text:style-name="T2">- Комбинированный</text:span></text:p>
        <text:p text:style-name="P5"><text:span text:style-name="T4">поподробнее про каждый из них...</text:span></text:p>
        <text:p text:style-name="P5"/>
        <text:p text:style-name="P5"><text:span text:style-name="T5">Классификация моделей человеческого тела (Human body models)</text:span></text:p>
        <text:p text:style-name="P5"><text:span text:style-name="T5">- Кинематические модели (Kinematic models)</text:span></text:p>
        <text:p text:style-name="P5"><text:span text:style-name="T5">- Модели формы (Shape models)</text:span></text:p>
        <text:p text:style-name="P5"/>
        <text:p text:style-name="P5"><text:span text:style-name="T5">Описание изображения (image descriptors)</text:span></text:p>
        <text:p text:style-name="P5"><text:span text:style-name="T5">- Силуэты и контуры (Silhouettes and contours)</text:span></text:p>
        <text:p text:style-name="P5"><text:span text:style-name="T5">- Ребра (Edges)</text:span></text:p>
        <text:p text:style-name="P5"><text:span text:style-name="T5">- 3D модель (3D reconstruction)</text:span></text:p>
        <text:p text:style-name="P5"><text:span text:style-name="T5">- Цвет и текстура</text:span></text:p>
        <text:p text:style-name="P5"><text:span text:style-name="T5">- Перемещение (Motion)</text:span></text:p>
        <text:p text:style-name="P5"><text:span text:style-name="T5">- Комбинация/Сочетание различных описаний (Combination of descriptors)</text:span></text:p>
        <text:p text:style-name="P5"/>
        <text:p text:style-name="P5"><text:span text:style-name="T5">Ограничения камеры (Camera considerations)</text:span></text:p>
        <text:p text:style-name="P5"/>
        <text:p text:style-name="P5"><text:span text:style-name="T5">Ограничения окружения (Environment considerations)</text:span></text:p>
        <text:p text:style-name="P5"/>
        <text:p text:style-name="P5"><text:span text:style-name="T5">Оценка 3D (трехмерной) позы человека</text:span></text:p>
        <text:p text:style-name="P5"/>
        <text:p text:style-name="P5"><text:span text:style-name="T5">Motion priors</text:span></text:p>
        <text:p text:style-name="P10"/>
        <text:p text:style-name="P6"/>
        <text:p text:style-name="P10"><text:span text:style-name="T4">Написать про каждый из этих методов подробнее, также описать их внутреннюю классификацию...</text:span></text:p>
        <text:p text:style-name="P2"/>
        <text:p text:style-name="P5"><text:span text:style-name="T5">4) Распознавание (англ. recognition)</text:span></text:p>
        <text:p text:style-name="P5"><text:span text:style-name="T5">Распознавание личности, действий, деятельности и поведения людей на одном и более кадрах.[2]</text:span></text:p>
        <text:p text:style-name="P7"><text:span text:style-name="T1">Заключение (Выводы)</text:span></text:p>
        <text:p text:style-name="P2"><text:span text:style-name="T3">Какой вариант предположительно будем реализовывать и почему...</text:span></text:p>
        <text:p text:style-name="P10"/>
        <text:p text:style-name="P5"><text:span text:style-name="T5">Литература:</text:span></text:p>
        <text:p text:style-name="P8"><text:span text:style-name="T5">[1] - </text:span>A Survey of Computer Vision-Based Human<text:span text:style-name="T5"> </text:span>Motion Capture</text:p>
        <text:p text:style-name="P8">[2] - A Survey of advances in vision-based human motion capture and analysis</text:p>
        <text:p text:style-name="P8">[3] - A Vision-based human motion analysis: An overview</text:p>
        <text:p text:style-name="P8">[4] - Human pose estimation (Leonid Sigal)</text:p>
        <text:p text:style-name="P8"/>
        <text:p text:style-name="P8"/>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style style:family="paragraph" style:name="Caption" style:display-name="Caption" style:parent-style-name="Normal" style:next-style-name="Caption">
      <style:paragraph-properties fo:margin-top="0.0833in" fo:margin-bottom="0.0833in"/>
      <style:text-properties fo:font-size="12pt" fo:font-style="italic"/>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Heading" style:display-name="Heading" style:parent-style-name="Normal" style:next-style-name="Text-body">
      <style:paragraph-properties fo:margin-top="0.1660in" fo:margin-bottom="0.0833in"/>
      <style:text-properties style:font-name="Arial" fo:font-size="14pt"/>
    </style:style>
    <style:style style:family="paragraph" style:name="Text-body" style:display-name="Text body" style:parent-style-name="Normal" style:next-style-name="Text-body">
      <style:paragraph-properties fo:margin-bottom="0.0833in"/>
    </style:style>
    <style:style style:family="graphic" style:name="Graphics" style:display-name="Graphics"/>
  </office:styles>
  <office:automatic-styles>
    <style:page-layout style:name="Standard">
      <style:page-layout-properties fo:page-width="210.000000mm" fo:page-height="297.000000mm"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alex</dc:creator>
  </office:meta>
</office:document-meta>
</file>